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cm"/>
    </style:style>
    <style:style style:name="co2" style:family="table-column">
      <style:table-column-properties fo:break-before="auto" style:column-width="4.733cm"/>
    </style:style>
    <style:style style:name="co3" style:family="table-column">
      <style:table-column-properties fo:break-before="auto" style:column-width="4.013cm"/>
    </style:style>
    <style:style style:name="co4" style:family="table-column">
      <style:table-column-properties fo:break-before="auto" style:column-width="9.62cm"/>
    </style:style>
    <style:style style:name="co5" style:family="table-column">
      <style:table-column-properties fo:break-before="auto" style:column-width="6.225cm"/>
    </style:style>
    <style:style style:name="co6" style:family="table-column">
      <style:table-column-properties fo:break-before="auto" style:column-width="4.401cm"/>
    </style:style>
    <style:style style:name="co7" style:family="table-column">
      <style:table-column-properties fo:break-before="auto" style:column-width="1.94cm"/>
    </style:style>
    <style:style style:name="co8" style:family="table-column">
      <style:table-column-properties fo:break-before="auto" style:column-width="11.19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326cm"/>
    </style:style>
    <style:style style:name="co11" style:family="table-column">
      <style:table-column-properties fo:break-before="auto" style:column-width="7.131cm"/>
    </style:style>
    <style:style style:name="co12" style:family="table-column">
      <style:table-column-properties fo:break-before="auto" style:column-width="5.722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1.42cm" fo:break-before="auto" style:use-optimal-row-height="false"/>
    </style:style>
    <style:style style:name="ro6" style:family="table-row">
      <style:table-row-properties style:row-height="1.446cm" fo:break-before="auto" style:use-optimal-row-height="fals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1.027cm" fo:break-before="auto" style:use-optimal-row-height="false"/>
    </style:style>
    <style:style style:name="ro10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1cm" fo:break-before="auto" style:use-optimal-row-height="false"/>
    </style:style>
    <style:style style:name="ro12" style:family="table-row">
      <style:table-row-properties style:row-height="1.838cm" fo:break-before="auto" style:use-optimal-row-height="false"/>
    </style:style>
    <style:style style:name="ro13" style:family="table-row">
      <style:table-row-properties style:row-height="0.995cm" fo:break-before="auto" style:use-optimal-row-height="false"/>
    </style:style>
    <style:style style:name="ro14" style:family="table-row">
      <style:table-row-properties style:row-height="1.342cm" fo:break-before="auto" style:use-optimal-row-height="false"/>
    </style:style>
    <style:style style:name="ro15" style:family="table-row">
      <style:table-row-properties style:row-height="0.736cm" fo:break-before="auto" style:use-optimal-row-height="false"/>
    </style:style>
    <style:style style:name="ro16" style:family="table-row">
      <style:table-row-properties style:row-height="0.631cm" fo:break-before="auto" style:use-optimal-row-height="false"/>
    </style:style>
    <style:style style:name="ro17" style:family="table-row">
      <style:table-row-properties style:row-height="1.053cm" fo:break-before="auto" style:use-optimal-row-height="false"/>
    </style:style>
    <style:style style:name="ro18" style:family="table-row">
      <style:table-row-properties style:row-height="0.605cm" fo:break-before="auto" style:use-optimal-row-height="false"/>
    </style:style>
    <style:style style:name="ro19" style:family="table-row">
      <style:table-row-properties style:row-height="1.416cm" fo:break-before="auto" style:use-optimal-row-height="false"/>
    </style:style>
    <style:style style:name="ro20" style:family="table-row">
      <style:table-row-properties style:row-height="2.469cm" fo:break-before="auto" style:use-optimal-row-height="false"/>
    </style:style>
    <style:style style:name="ro21" style:family="table-row">
      <style:table-row-properties style:row-height="1.087cm" fo:break-before="auto" style:use-optimal-row-height="false"/>
    </style:style>
    <style:style style:name="ro22" style:family="table-row">
      <style:table-row-properties style:row-height="1.579cm" fo:break-before="auto" style:use-optimal-row-height="false"/>
    </style:style>
    <style:style style:name="ro23" style:family="table-row">
      <style:table-row-properties style:row-height="0.554cm" fo:break-before="auto" style:use-optimal-row-height="false"/>
    </style:style>
    <style:style style:name="ro24" style:family="table-row">
      <style:table-row-properties style:row-height="2.157cm" fo:break-before="auto" style:use-optimal-row-height="false"/>
    </style:style>
    <style:style style:name="ro25" style:family="table-row">
      <style:table-row-properties style:row-height="1.605cm" fo:break-before="auto" style:use-optimal-row-height="false"/>
    </style:style>
    <style:style style:name="ro26" style:family="table-row">
      <style:table-row-properties style:row-height="1.184cm" fo:break-before="auto" style:use-optimal-row-height="false"/>
    </style:style>
    <style:style style:name="ro27" style:family="table-row">
      <style:table-row-properties style:row-height="2.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0" style:family="table-cell" style:parent-style-name="Default">
      <style:table-cell-properties fo:background-color="#e6e6e6" style:text-align-source="fix" style:repeat-content="false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wrap-option="wrap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wrap-option="wrap" style:vertical-align="middle"/>
    </style:style>
    <style:style style:name="ce17" style:family="table-cell" style:parent-style-name="Default">
      <style:table-cell-properties fo:background-color="#e6e6e6" fo:wrap-option="wrap" style:vertical-align="middle"/>
    </style:style>
    <style:style style:name="ce18" style:family="table-cell" style:parent-style-name="Default">
      <style:table-cell-properties fo:background-color="#e6e6e6" style:vertical-align="middl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direction="ltr" style:rotation-angle="9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 style:direction="ltr" style:rotation-angle="9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e6e6e6" style:text-align-source="fix" style:repeat-content="false" style:direction="ltr" style:rotation-angle="90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1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33" style:family="table-cell" style:parent-style-name="Default">
      <style:table-cell-properties fo:background-color="transparent" fo:wrap-option="wrap" style:vertical-align="middle"/>
      <style:text-properties fo:font-style="italic" style:font-style-asian="italic" style:font-style-complex="italic"/>
    </style:style>
    <style:style style:name="ce34" style:family="table-cell" style:parent-style-name="Default">
      <style:table-cell-properties fo:background-color="transparent" fo:wrap-option="wrap" style:vertical-align="middle"/>
    </style:style>
    <style:style style:name="ce35" style:family="table-cell" style:parent-style-name="Default">
      <style:table-cell-properties fo:background-color="#e6e6e6" fo:wrap-option="wrap" style:vertical-align="middle"/>
      <style:text-properties fo:font-style="italic" style:font-style-asian="italic" style:font-style-complex="italic"/>
    </style:style>
    <style:style style:name="ce36" style:family="table-cell" style:parent-style-name="Default">
      <style:table-cell-properties fo:background-color="transparent" style:vertical-align="middle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2" style:family="table-cell" style:parent-style-name="Default">
      <style:table-cell-properties fo:wrap-option="wrap"/>
      <style:text-properties fo:font-style="italic" style:font-style-asian="italic" style:font-style-complex="italic"/>
    </style:style>
    <style:style style:name="ce43" style:family="table-cell" style:parent-style-name="Default">
      <style:table-cell-properties fo:wrap-option="wrap" style:vertical-align="middle"/>
      <style:text-properties fo:font-style="italic" style:font-style-asian="italic" style:font-style-complex="italic"/>
    </style:style>
    <style:style style:name="ce44" style:family="table-cell" style:parent-style-name="Default">
      <style:table-cell-properties fo:wrap-option="wrap" style:vertical-align="middle"/>
      <style:text-properties fo:font-style="normal" style:font-style-asian="normal" style:font-style-complex="normal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2.00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_20_1" draw:marker-start-width="0.2cm" draw:marker-start-center="false" draw:fill="solid" draw:fill-color="#ffffc0" draw:auto-grow-height="true" draw:auto-grow-width="false" fo:min-height="5.20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v. 0.2.0- @ 06-03-2015" table:style-name="ta1" table:protected="true">
        <table:table-protection table:select-protected-cells="true" table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14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Mesa de Testes – Módulo CSH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Observação Importante!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: Disciplinas Oferecidas em Todos os An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-Sem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55">
            <text:p>Professores</text:p>
          </table:table-cell>
          <table:table-cell table:style-name="ce4" office:value-type="string" table:number-columns-spanned="1" table:number-rows-spanned="6">
            <text:p>Lista de Presença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 table:number-columns-spanned="1" table:number-rows-spanned="6">
            <text:p>Lista de Presença para o Dia Selecionado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as em Quais o Professor Está na Esco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5">
          <table:covered-table-cell table:number-columns-repeated="3" table:style-name="ce4"/>
          <table:table-cell table:style-name="ce9" office:value-type="string">
            <text:p>Horários dos Dias em Quais o Professor Está em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5"/>
          <table:table-cell table:style-name="ce5" office:value-type="string" table:number-columns-spanned="1" table:number-rows-spanned="23">
            <text:p>PPC</text:p>
          </table:table-cell>
          <table:table-cell table:style-name="ce5" office:value-type="string" table:number-columns-spanned="1" table:number-rows-spanned="14">
            <text:p>Engenharia</text:p>
          </table:table-cell>
          <table:table-cell table:style-name="ce10" office:value-type="string">
            <text:p>A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Dados relativos aos projetos PAE não são atualmente considerados, com exceção da Tutoria. O mesmo ocorre para as demais habilitações.</text:p>
          </table:table-cell>
          <table:table-cell table:style-name="ce18" table:number-columns-repeated="1016"/>
        </table:table-row>
        <table:table-row table:style-name="ro7">
          <table:covered-table-cell table:number-columns-repeated="3" table:style-name="ce5"/>
          <table:table-cell table:style-name="ce10" office:value-type="string">
            <text:p>CA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Há professores-disciplinas que não são relacionadas. Por exemplo, Marcelo Porto Trevizan-ETE102 para o Diurno. E mesma obs. de AL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V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N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MC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P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Q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B-1º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o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1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2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8">
          <table:covered-table-cell table:number-columns-repeated="2" table:style-name="ce4"/>
          <table:table-cell table:style-name="ce6" office:value-type="string">
            <text:p>Design</text:p>
          </table:table-cell>
          <table:table-cell table:style-name="ce11" office:value-type="string">
            <text:p>Desig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9">
          <table:covered-table-cell table:number-columns-repeated="2"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Total AD não contabilizado corretamente quando há aulas compartilhadas. P.e., Ricardo Balistiero, para ADM SCS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dministração São Paulo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Gestão de Tecnologia da Inform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cessos Gerenciai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number-columns-repeated="3" table:style-name="ce4"/>
          <table:table-cell table:style-name="ce9" office:value-type="string">
            <text:p>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p. Excel.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5">
            <text:p>Cargas Horária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 table:number-columns-spanned="1" table:number-rows-spanned="4">
            <text:p>Consultar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9" office:value-type="string" table:number-columns-spanned="1" table:number-rows-spanned="3">
            <text:p>Gerar Grade Horária dos Professores</text:p>
          </table:table-cell>
          <table:table-cell table:style-name="ce12" office:value-type="string">
            <text:p>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number-columns-repeated="3" table:style-name="ce5"/>
          <table:table-cell table:style-name="ce10" office:value-type="string">
            <text:p>Consultar CEUN-IMT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Excluir colunas não utilizadas. Rever cálculo de TotHaPG. Criar colunas para PAE.</text:p>
          </table:table-cell>
          <table:table-cell table:style-name="ce18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e Licenç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Com Mais de Uma Gradu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s Pós-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 Pós-Graduação Mai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 – Qtd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Habilit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as Habilit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2">
          <table:covered-table-cell table:style-name="ce4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Complet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Linear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Referência Cruzad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Linear – Método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RefCruz – Métodos 1 e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Folha de Registro de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5" office:value-type="string">
            <text:p>Alunos</text:p>
          </table:table-cell>
          <table:table-cell table:style-name="ce5" office:value-type="string">
            <text:p>Localização de Professores</text:p>
          </table:table-cell>
          <table:table-cell table:style-name="ce5" office:value-type="string">
            <text:p>-----</text:p>
          </table:table-cell>
          <table:table-cell table:style-name="ce10" office:value-type="string">
            <text:p>Localizar Professores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Apresenta considerável lentidão.</text:p>
          </table:table-cell>
          <table:table-cell table:style-name="ce18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A a H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I a U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Salas de Teori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Janela <text:span text:style-name="T2">Pop-up</text:span> - 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Profess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Sa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1">
            <text:p>Encontrar Todas as Violações das Restrições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Diferença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Redução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ulas com Salas Indefin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bela Horário Expandi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style-name="ce4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13">
          <table:table-cell table:style-name="ce4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com Prof. Serafim os dados finais necessários para a CPA e propor de implementá-los aqui.</text:p>
          </table:table-cell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ós-Gradu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cença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AT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TC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Padr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CEU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Gerenciamento – Comutar entre BD Local e Remoto</text:p>
          </table:table-cell>
          <table:table-cell table:style-name="ce9" office:value-type="string">
            <text:p>Banco Loc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. 0.2.1 @ 17-03-2015" table:style-name="ta1" table:protected="true">
        <table:table-protection table:select-protected-cells="true" table:select-unprotected-cells="tru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14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Mesa de Testes – Módulo CSH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office:annotation draw:style-name="gr1" draw:text-style-name="P1" svg:width="8.806cm" svg:height="2.201cm" svg:x="35.041cm" svg:y="0.169cm" draw:caption-point-x="-0.61cm" draw:caption-point-y="0.916cm">
              <dc:date>2015-03-06T00:00:00</dc:date>
              <text:p text:style-name="P1"><text:span text:style-name="T1">O <text:s text:c="5"/>: operante</text:span></text:p>
              <text:p text:style-name="P1"><text:span text:style-name="T1">O* <text:s text:c="4"/>: operante, mas necessita revisão</text:span></text:p>
              <text:p text:style-name="P1"><text:span text:style-name="T1">I <text:s text:c="5"/>: inoperante</text:span></text:p>
              <text:p text:style-name="P1"><text:span text:style-name="T1">NI <text:s text:c="4"/>: não implementado</text:span></text:p>
              <text:p text:style-name="P1"><text:span text:style-name="T1">&lt;vazio&gt;: não verificado</text:span></text:p>
            </office:annotation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Observação Importante!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: Disciplinas Oferecidas em Todos os An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-Sem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55">
            <text:p>Professores</text:p>
          </table:table-cell>
          <table:table-cell table:style-name="ce4" office:value-type="string" table:number-columns-spanned="1" table:number-rows-spanned="6">
            <text:p>Lista de Presença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 table:number-columns-spanned="1" table:number-rows-spanned="6">
            <text:p>Lista de Presença para o Dia Selecionado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as em Quais o Professor Está na Esco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5">
          <table:covered-table-cell table:number-columns-repeated="3" table:style-name="ce4"/>
          <table:table-cell table:style-name="ce9" office:value-type="string">
            <text:p>Horários dos Dias em Quais o Professor Está em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5"/>
          <table:table-cell table:style-name="ce5" office:value-type="string" table:number-columns-spanned="1" table:number-rows-spanned="23">
            <text:p>PPC</text:p>
          </table:table-cell>
          <table:table-cell table:style-name="ce5" office:value-type="string" table:number-columns-spanned="1" table:number-rows-spanned="14">
            <text:p>Engenharia</text:p>
          </table:table-cell>
          <table:table-cell table:style-name="ce10" office:value-type="string">
            <text:p>A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Dados relativos aos projetos PAE não são atualmente considerados, com exceção da Tutoria. O mesmo ocorre para as demais habilitações.</text:p>
          </table:table-cell>
          <table:table-cell table:style-name="ce18" table:number-columns-repeated="1016"/>
        </table:table-row>
        <table:table-row table:style-name="ro7">
          <table:covered-table-cell table:number-columns-repeated="3" table:style-name="ce5"/>
          <table:table-cell table:style-name="ce10" office:value-type="string">
            <text:p>CA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Há professores-disciplinas que não são relacionadas. Por exemplo, Marcelo Porto Trevizan-ETE102 para o Diurno. E mesma obs. de AL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V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N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MC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P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Q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B-1º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o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1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2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8">
          <table:covered-table-cell table:number-columns-repeated="2" table:style-name="ce4"/>
          <table:table-cell table:style-name="ce6" office:value-type="string">
            <text:p>Design</text:p>
          </table:table-cell>
          <table:table-cell table:style-name="ce11" office:value-type="string">
            <text:p>Desig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9">
          <table:covered-table-cell table:number-columns-repeated="2"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Total AD não contabilizado corretamente quando há aulas compartilhadas. P.e., Ricardo Balistiero, para ADM SCS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dministração São Paulo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Gestão de Tecnologia da Inform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cessos Gerenciai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number-columns-repeated="3" table:style-name="ce4"/>
          <table:table-cell table:style-name="ce9" office:value-type="string">
            <text:p>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p. Excel.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5">
            <text:p>Cargas Horária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 table:number-columns-spanned="1" table:number-rows-spanned="4">
            <text:p>Consultar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9" office:value-type="string" table:number-columns-spanned="1" table:number-rows-spanned="3">
            <text:p>Gerar Grade Horária dos Professores</text:p>
          </table:table-cell>
          <table:table-cell table:style-name="ce12" office:value-type="string">
            <text:p>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number-columns-repeated="3" table:style-name="ce5"/>
          <table:table-cell table:style-name="ce10" office:value-type="string">
            <text:p>Consultar CEUN-IMT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Excluir colunas não utilizadas. Rever cálculo de TotHaPG. Criar colunas para PAE.</text:p>
          </table:table-cell>
          <table:table-cell table:style-name="ce18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e Licenç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Com Mais de Uma Gradu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s Pós-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 Pós-Graduação Mai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 – Qtd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Habilit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as Habilit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2">
          <table:covered-table-cell table:style-name="ce4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Complet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Linear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Referência Cruzad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Linear – Método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RefCruz – Métodos 1 e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Folha de Registro de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5" office:value-type="string">
            <text:p>Alunos</text:p>
          </table:table-cell>
          <table:table-cell table:style-name="ce5" office:value-type="string">
            <text:p>Localização de Professores</text:p>
          </table:table-cell>
          <table:table-cell table:style-name="ce5" office:value-type="string">
            <text:p>-----</text:p>
          </table:table-cell>
          <table:table-cell table:style-name="ce10" office:value-type="string">
            <text:p>Localizar Professores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</text:p>
          </table:table-cell>
          <table:table-cell table:style-name="ce17" office:value-type="string">
            <text:p>Problema anteriormente reportado de lentidão foi solucionado.</text:p>
          </table:table-cell>
          <table:table-cell table:style-name="ce18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A a H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I a U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Salas de Teori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Janela <text:span text:style-name="T2">Pop-up</text:span> - 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Profess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Sa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1">
            <text:p>Encontrar Todas as Violações das Restrições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Diferença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Redução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ulas com Salas Indefin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bela Horário Expandi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style-name="ce4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13">
          <table:table-cell table:style-name="ce4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com Prof. Serafim os dados finais necessários para a CPA e propor de implementá-los aqui.</text:p>
          </table:table-cell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ós-Gradu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cença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AT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TC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Padr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CEU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Gerenciamento – Comutar entre BD Local e Remoto</text:p>
          </table:table-cell>
          <table:table-cell table:style-name="ce9" office:value-type="string">
            <text:p>Banco Loc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">
          <table:table-cell table:number-columns-repeated="1024"/>
        </table:table-row>
        <table:table-row table:style-name="ro14">
          <table:table-cell table:style-name="ce19" office:value-type="string" table:number-columns-spanned="8" table:number-rows-spanned="1">
            <text:p>Outras Observações:</text:p>
            <text:p><text:s text:c="3"/>* Disciplinas <text:span text:style-name="T4">aponta para Saori.</text:span></text:p>
          </table:table-cell>
          <table:covered-table-cell/>
          <table:covered-table-cell table:style-name="ce20"/>
          <table:covered-table-cell table:number-columns-repeated="5"/>
          <table:table-cell table:number-columns-repeated="1016"/>
        </table:table-row>
        <table:table-row table:style-name="ro2" table:number-rows-repeated="6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10484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. 0.3.0 @ 27-04-2015" table:style-name="ta1" table:protected="true">
        <table:table-protection table:select-protected-cells="true" table:select-unprotected-cells="true"/>
        <office:forms form:automatic-focus="false" form:apply-design-mode="false"/>
        <table:table-column table:style-name="co10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11" table:default-cell-style-name="Default"/>
        <table:table-column table:style-name="co12" table:default-cell-style-name="Default"/>
        <table:table-column table:style-name="co7" table:default-cell-style-name="ce2"/>
        <table:table-column table:style-name="co8" table:default-cell-style-name="ce14"/>
        <table:table-column table:style-name="co9" table:number-columns-repeated="1016" table:default-cell-style-name="Default"/>
        <table:table-row table:style-name="ro15">
          <table:table-cell table:style-name="ce1" office:value-type="string" table:number-columns-spanned="8" table:number-rows-spanned="1">
            <text:p>Mesa de Testes – Módulo CSH [CSH]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6">
          <table:table-cell table:style-name="ce9" office:value-type="string" table:number-columns-spanned="8" table:number-rows-spanned="1">
            <text:p>(Entre colchetes, o código do item.)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21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 [SAORI-CEUN-IMT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aori-SHR: Consultar CEUN-IMT [SAORI-SHR-CEUN-IMT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Observação Importante! [SAORI-CEUN-IMT-OB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 [SAORI-DISC-OFE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style-name="ce21"/>
          <table:covered-table-cell table:number-columns-repeated="2" table:style-name="ce4"/>
          <table:table-cell table:style-name="ce25" office:value-type="string">
            <text:p>Saori: Disciplinas Oferecidas em Todos os Anos</text:p>
            <text:p>[SAORI-DISC-OFER-ANO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style-name="ce21"/>
          <table:covered-table-cell table:number-columns-repeated="2" table:style-name="ce4"/>
          <table:table-cell table:style-name="ce9" office:value-type="string">
            <text:p>Saori-SHR: Discs. Ministrs. Mas Não Ofers. no Ano-Sem</text:p>
            <text:p>[SAORI-DISC-NAO-OFER-ANO-SEM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7">
          <table:covered-table-cell table:style-name="ce21"/>
          <table:covered-table-cell table:number-columns-repeated="2" table:style-name="ce4"/>
          <table:table-cell table:style-name="ce9" office:value-type="string">
            <text:p>Saori-SHR: Discs. Ministrs. Mas Não Ofers. no Ano</text:p>
            <text:p>[SAORI-DISC-NAO-OFER-AN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56">
            <text:p>Professores</text:p>
          </table:table-cell>
          <table:table-cell table:style-name="ce4" office:value-type="string" table:number-columns-spanned="1" table:number-rows-spanned="8">
            <text:p>Lista de Presença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 table:number-columns-spanned="1" table:number-rows-spanned="8">
            <text:p>Lista de Presença para o Dia Selecionado</text:p>
            <text:p>[LISTA-PRESENCA]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3" table:style-name="ce4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3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F.) (SP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SP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8">
          <table:covered-table-cell table:style-name="ce21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 [LISTA-DIA-COMPL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Dias em Quais o Professor Está na Escola</text:p>
            <text:p>[LISTA-DIA-PROF-ESCOL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19">
          <table:covered-table-cell table:style-name="ce21"/>
          <table:covered-table-cell table:number-columns-repeated="2" table:style-name="ce4"/>
          <table:table-cell table:style-name="ce9" office:value-type="string">
            <text:p>Horários dos Dias em Quais o Professor Está em Aula</text:p>
            <text:p>[LISTA-DIA-PROF-EM-AUL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22"/>
          <table:table-cell table:style-name="ce24" office:value-type="string" table:number-columns-spanned="1" table:number-rows-spanned="23">
            <text:p>PPC</text:p>
          </table:table-cell>
          <table:table-cell table:style-name="ce24" office:value-type="string" table:number-columns-spanned="1" table:number-rows-spanned="14">
            <text:p>Engenharia</text:p>
          </table:table-cell>
          <table:table-cell table:style-name="ce26" office:value-type="string">
            <text:p>AL [PPC-AL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3" office:value-type="string">
            <text:p>Dados relativos aos projetos PAE agora são adequadamente exibidos. O mesmo ocorre para as demais habilitações.</text:p>
          </table:table-cell>
          <table:table-cell table:style-name="ce36" table:number-columns-repeated="1016"/>
        </table:table-row>
        <table:table-row table:style-name="ro12">
          <table:covered-table-cell table:style-name="ce22"/>
          <table:covered-table-cell table:number-columns-repeated="2" table:style-name="ce24"/>
          <table:table-cell table:style-name="ce26" office:value-type="string">
            <text:p>CA [PPC-CA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3" office:value-type="string">
            <text:p>CA foi apontado para TR.EL e agora os professores-disciplinas são adequadamente relacionados. Entretanto, sob consulta em datas anteriores, enquanto CA pertencia ao TR.MC, nem todos os professors-disciplinas hão de ser relacionados.</text:p>
          </table:table-cell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CM [PPC-CM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4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CV [PPC-CV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4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EL [PPC- EL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4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EN [PPC-EN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4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MC [PPC-MC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4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PM [PPC-PM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4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QM<text:span text:style-name="T4"> [PPC-QM]</text:span>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4"/>
          <table:table-cell table:style-name="ce36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C [PPC-TC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style-name="ce23"/>
          <table:covered-table-cell table:number-columns-repeated="2" table:style-name="ce5"/>
          <table:table-cell table:style-name="ce10" office:value-type="string">
            <text:p>CB-1º [PPC-CB-1]</text:p>
          </table:table-cell>
          <table:table-cell table:number-columns-repeated="2" table:style-name="ce5" office:value-type="string">
            <text:p>-----</text:p>
          </table:table-cell>
          <table:table-cell table:style-name="ce29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oda [PPC-TOD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I</text:p>
          </table:table-cell>
          <table:table-cell table:style-name="ce16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Incluir Ciclo Básico – 1º Ano [PPC-INCL-CB-1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Incluir Ciclo Básico – 2º Ano [PPC-INCL-CB-2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8">
          <table:covered-table-cell table:style-name="ce21"/>
          <table:covered-table-cell table:style-name="ce4"/>
          <table:table-cell table:style-name="ce6" office:value-type="string">
            <text:p>Design</text:p>
          </table:table-cell>
          <table:table-cell table:style-name="ce11" office:value-type="string">
            <text:p>Design <text:span text:style-name="T5">[PPC-DSG]</text:span>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9">
          <table:covered-table-cell table:style-name="ce23"/>
          <table:covered-table-cell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 [PPC-ADM]</text:p>
          </table:table-cell>
          <table:table-cell table:number-columns-repeated="2" table:style-name="ce5" office:value-type="string">
            <text:p>-----</text:p>
          </table:table-cell>
          <table:table-cell table:style-name="ce29" office:value-type="string">
            <text:p>O*</text:p>
          </table:table-cell>
          <table:table-cell table:style-name="ce17" office:value-type="string">
            <text:p>Total AD não contabilizado corretamente quando há aulas compartilhadas. P.e., Ricardo Balistiero, para ADM SCS. O mesmo deve ocorrer para os demais cursos.</text:p>
          </table:table-cell>
          <table:table-cell table:style-name="ce18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dministração São Paulo [PPC-ADM-SP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 [PPC-GAB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16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Gestão de Tecnologia da Informação [PPC-GTI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16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cessos Gerenciais [PPC-PRG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16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 [PPC-INCL-DP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style-name="ce21"/>
          <table:covered-table-cell table:number-columns-repeated="2" table:style-name="ce4"/>
          <table:table-cell table:style-name="ce9" office:value-type="string">
            <text:p>C [PPC-C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I</text:p>
          </table:table-cell>
          <table:table-cell table:style-name="ce16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Exp. Excel. [PPC-EXP-EXCEL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 table:number-columns-spanned="1" table:number-rows-spanned="4">
            <text:p>Cargas Horári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 table:number-columns-spanned="1" table:number-rows-spanned="3">
            <text:p>Consultar Aulas [CH-CONS-AULAS]</text:p>
          </table:table-cell>
          <table:table-cell table:style-name="ce9" office:value-type="string" table:number-columns-spanned="1" table:number-rows-spanned="3">
            <text:p>Gerar Grade Horária dos Professores</text:p>
            <text:p>[GRADE-HOR-PROF]</text:p>
          </table:table-cell>
          <table:table-cell table:style-name="ce12" office:value-type="string">
            <text:p>Oficial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style-name="ce23"/>
          <table:covered-table-cell table:number-columns-repeated="2" table:style-name="ce5"/>
          <table:table-cell table:style-name="ce10" office:value-type="string">
            <text:p>Consultar CEUN-IMT [CH-CEUN-IMT]</text:p>
          </table:table-cell>
          <table:table-cell table:number-columns-repeated="2" table:style-name="ce5" office:value-type="string">
            <text:p>-----</text:p>
          </table:table-cell>
          <table:table-cell table:style-name="ce31" office:value-type="string">
            <text:p>O*</text:p>
          </table:table-cell>
          <table:table-cell table:style-name="ce35" office:value-type="string">
            <text:p>Colunas não utilizadas excluídas. Criadas colunas para PAE. <text:span text:style-name="T3">Rever cálculo de TotHaPG.</text:span></text:p>
          </table:table-cell>
          <table:table-cell table:style-name="ce18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 [LIC-PROF-TODA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fessores de Licença [LIC-PROF-LIC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 [OR-PROF-GD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Com Mais de Uma Graduação [OR-PROF-GD-MAI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s Pós-Graduações [OR-PROF-PG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 Pós-Graduação Maior [OR-PROF-PG-MAIO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Disciplinas Ministradas [OR-DISC-MINIST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Disciplinas Ministradas – Qtds [OR-DISC-MINISTR-QTD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Habilitações dos Professores [OR-HAB-PROF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fessores das Habilitações [OR-PROF-HAB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0">
          <table:covered-table-cell table:style-name="ce21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 [CONV-PROF-NAO-REC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Listagem Completa das Convocações</text:p>
            <text:p>[CONV-LISTA-COMPL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Listagem Linear das Convocações</text:p>
            <text:p>[CONV-LISTA-LIN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Referência Cruzada das Convocações</text:p>
            <text:p>[CONV-LISTA-REFCRUZ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  <text:p>[CONV-TAXA-LIN-1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Taxa de Convocações – Linear – Método 2</text:p>
            <text:p>[CONV-TAXA-LIN-2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Taxa de Convocações – RefCruz – Métodos 1 e 2</text:p>
            <text:p>[CONV-TAXA-REFCRUZ-1-2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21">
          <table:covered-table-cell table:style-name="ce21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Folha de Registro de Aulas [PASTAS-REG-AULA]</text:p>
          </table:table-cell>
          <table:table-cell table:style-name="ce9" office:value-type="string">
            <text:p>Gerar Folha de Registro de Aula</text:p>
            <text:p>[PASTAS-REG-AULA-GERAR]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2">
          <table:table-cell table:style-name="ce22" office:value-type="string">
            <text:p>Alunos</text:p>
          </table:table-cell>
          <table:table-cell table:style-name="ce24" office:value-type="string">
            <text:p>Localização de Professores</text:p>
          </table:table-cell>
          <table:table-cell table:style-name="ce24" office:value-type="string">
            <text:p>-----</text:p>
          </table:table-cell>
          <table:table-cell table:style-name="ce26" office:value-type="string">
            <text:p>Localizar Professores [LOCALIZAR-PROF]</text:p>
          </table:table-cell>
          <table:table-cell table:number-columns-repeated="2" table:style-name="ce24" office:value-type="string">
            <text:p>-----</text:p>
          </table:table-cell>
          <table:table-cell table:style-name="ce32" office:value-type="string">
            <text:p>O</text:p>
          </table:table-cell>
          <table:table-cell table:style-name="ce34" office:value-type="string">
            <text:p>Problema anteriormente reportado de lentidão foi solucionado.</text:p>
          </table:table-cell>
          <table:table-cell table:style-name="ce36" table:number-columns-repeated="1016"/>
        </table:table-row>
        <table:table-row table:style-name="ro23">
          <table:table-cell table:style-name="ce21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 [SALAS-MAPA-OCUP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Blocos A a H</text:p>
            <text:p>[SALAS-MAPA-OCUP-MODIF-A-H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Blocos I a U</text:p>
            <text:p>[SALAS-MAPA-OCUP-MODIF-I-U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Salas de Teoria</text:p>
            <text:p>[SALAS-MAPA-OCUP-MODIF-TEORI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3">
          <table:covered-table-cell table:style-name="ce21"/>
          <table:covered-table-cell table:number-columns-repeated="2" table:style-name="ce4"/>
          <table:table-cell table:style-name="ce9" office:value-type="string">
            <text:p>Taxa de Ocupação [SALAS-TAXA-OCUP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Janela <text:span text:style-name="T2">Pop-up</text:span> - Mapa de Ocupação</text:p>
            <text:p>[SALAS-MAPA-OCUP-POP-UP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  <text:p>[SALAS-DISP-DIA-HO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 [SUPERPOS-AUL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uperposições de Professor [SUPERPOS-PROF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uperposições de Sala [SUPERPOS-SAL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1">
            <text:p>Encontrar Todas as Violações das Restrições</text:p>
            <text:p>[VIOLACOES]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D</text:p>
          </table:table-cell>
          <table:table-cell table:style-name="ce16" office:value-type="string">
            <text:p>Descontinuado, pois presume-se que todo TI cumpre 40 h.a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Diferença QtdHa Semestres Consecutivos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Agora a diferença exibida é em relação a semestres consecutivos, ao invés de anos consecutivos.</text:p>
          </table:table-cell>
          <table:table-cell table:style-name="ce12" table:number-columns-repeated="1016"/>
        </table:table-row>
        <table:table-row table:style-name="ro13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Redução QtdHa Semestres Consecutivos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Agora a diferença exibida é em relação a semestres consecutivos, ao invés de anos consecutivos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 [INDEF-PROF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ulas com Salas Indefinidas [INDEF-SAL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 [TAB-HOR-SIMPLE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abela Horário Expandida [TAB-HOR-EXPAND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27" office:value-type="string">
            <text:p>D</text:p>
          </table:table-cell>
          <table:table-cell table:style-name="ce16" office:value-type="string">
            <text:p>Este recurso não será, por ora, implementado.</text:p>
          </table:table-cell>
          <table:table-cell table:style-name="ce12" table:number-columns-repeated="1016"/>
        </table:table-row>
        <table:table-row table:style-name="ro24">
          <table:table-cell table:style-name="ce21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 [DISC-MINIST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5">
          <table:table-cell table:style-name="ce21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 [CEUN-ESTAT-PROF-ALUN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26">
          <table:table-cell table:style-name="ce21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 [CPA-ESTAT-PROF-CURS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Verificar com Prof. Serafim os dados finais necessários para a CPA e propor de implementá-los aqui.</text:p>
          </table:table-cell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 [CADAST-PROF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D*</text:p>
          </table:table-cell>
          <table:table-cell table:style-name="ce16" office:value-type="string">
            <text:p>Os professores vinculados à instituição são extraídos do Saori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ós-Graduações dos Professores [CADAST-PG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icenças dos Professores [CADAST-LIC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D*</text:p>
          </table:table-cell>
          <table:table-cell table:style-name="ce16" office:value-type="string">
            <text:p>Os professores vinculados à instituição são extraídos do Saori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ançar ATO [CADAST-AT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ançar TCC [CADAST-TCC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  <text:p>[CADAST-VERIF-ATUALIZAR-TP-H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1">
          <table:covered-table-cell table:style-name="ce21"/>
          <table:covered-table-cell table:number-columns-repeated="2" table:style-name="ce4"/>
          <table:table-cell table:style-name="ce9" office:value-type="string">
            <text:p>Executar as Atualizações – Critério Padrão</text:p>
            <text:p>[CADAST-EXEC-ATUALIZAR-TP-HR-PADRA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D*</text:p>
          </table:table-cell>
          <table:table-cell table:style-name="ce16" office:value-type="string">
            <text:p>Os dados são obtidos do Saori e não serão alterados por esta função. Por isso, ela foi descontinuada.</text:p>
          </table:table-cell>
          <table:table-cell table:style-name="ce12" table:number-columns-repeated="1016"/>
        </table:table-row>
        <table:table-row table:style-name="ro21">
          <table:covered-table-cell table:style-name="ce21"/>
          <table:covered-table-cell table:number-columns-repeated="2" table:style-name="ce4"/>
          <table:table-cell table:style-name="ce9" office:value-type="string">
            <text:p>Executar as Atualizações – Critério CEUN</text:p>
            <text:p>[CADAST-EXEC-ATUALIZAR-TP-HR-CEUN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D*</text:p>
          </table:table-cell>
          <table:table-cell table:style-name="ce16" office:value-type="string">
            <text:p>Os dados são obtidos do Saori e não serão alterados por esta função. Por isso, ela foi descontinuada.</text:p>
          </table:table-cell>
          <table:table-cell table:style-name="ce12" table:number-columns-repeated="1016"/>
        </table:table-row>
        <table:table-row table:style-name="ro21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 table:number-columns-spanned="1" table:number-rows-spanned="4">
            <text:p>Gerenciamento – Comutar entre BD Local e Remoto</text:p>
            <text:p>[COMUT-BD]</text:p>
          </table:table-cell>
          <table:table-cell table:style-name="ce9" office:value-type="string">
            <text:p>Banco Local [COMUT-BD-LOC]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I</text:p>
          </table:table-cell>
          <table:table-cell table:style-name="ce16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  <text:p>[COMUT-BD-DEP]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  <text:p>[COMUT-BD-REST]</text:p>
          </table:table-cell>
          <table:table-cell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  <text:p>[COMUT-BD-OFIC]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Autenticação [AUTENT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Novidades da Versão! [NOVIDADES-VERSA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Sobre [SOBRE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Sair [SAI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">
          <table:table-cell table:number-columns-repeated="1024"/>
        </table:table-row>
        <table:table-row table:style-name="ro27">
          <table:table-cell table:style-name="ce19" office:value-type="string" table:number-columns-spanned="8" table:number-rows-spanned="1">
            <text:p>Outras Observações:</text:p>
            <text:p><text:s text:c="3"/>* Disciplinas <text:span text:style-name="T4">aponta para Saori.</text:span></text:p>
            <text:p><text:span text:style-name="T4"><text:s text:c="3"/></text:span><text:span text:style-name="T4">* </text:span><text:span text:style-name="T3">Professores</text:span><text:span text:style-name="T4"> aponta para Saori.</text:span></text:p>
            <text:p><text:span text:style-name="T4"><text:s text:c="3"/></text:span><text:span text:style-name="T4">* Licenças obtidas do Saori.</text:span></text:p>
            <text:p><text:span text:style-name="T4"><text:s text:c="3"/></text:span><text:span text:style-name="T4">* Titulações PG parcialmente obtidas do Saori.</text:span></text:p>
            <text:p><text:span text:style-name="T4"><text:s text:c="3"/></text:span><text:span text:style-name="T4">* Coleta de estatísticas.</text:span></text:p>
          </table:table-cell>
          <table:covered-table-cell/>
          <table:covered-table-cell table:style-name="ce20"/>
          <table:covered-table-cell table:number-columns-repeated="5"/>
          <table:table-cell table:number-columns-repeated="1016"/>
        </table:table-row>
        <table:table-row table:style-name="ro2" table:number-rows-repeated="6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. 0.3.1 @ __-05-2015" table:style-name="ta1">
        <office:forms form:automatic-focus="false" form:apply-design-mode="false"/>
        <table:table-column table:style-name="co10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11" table:default-cell-style-name="Default"/>
        <table:table-column table:style-name="co12" table:default-cell-style-name="Default"/>
        <table:table-column table:style-name="co7" table:default-cell-style-name="ce37"/>
        <table:table-column table:style-name="co8" table:default-cell-style-name="ce42"/>
        <table:table-column table:style-name="co9" table:number-columns-repeated="1016" table:default-cell-style-name="Default"/>
        <table:table-row table:style-name="ro15">
          <table:table-cell table:style-name="ce1" office:value-type="string" table:number-columns-spanned="8" table:number-rows-spanned="1">
            <text:p>Mesa de Testes – Módulo CSH [CSH]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6">
          <table:table-cell table:style-name="ce9" office:value-type="string" table:number-columns-spanned="8" table:number-rows-spanned="1">
            <text:p>(Entre colchetes, o código do item.)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office:annotation draw:style-name="gr2" draw:text-style-name="P1" svg:width="8.806cm" svg:height="5.401cm" svg:x="26.444cm" svg:y="5.955cm" draw:caption-point-x="8.031cm" draw:caption-point-y="-4.125cm">
              <dc:date>2015-04-27T00:00:00</dc:date>
              <text:p text:style-name="P1"><text:span text:style-name="T1">O <text:s text:c="5"/>: operante</text:span></text:p>
              <text:p text:style-name="P1"><text:span text:style-name="T1">O* <text:s text:c="4"/>: operante, mas necessita revisão</text:span></text:p>
              <text:p text:style-name="P1"><text:span text:style-name="T1">I <text:s text:c="5"/>: inoperante</text:span></text:p>
              <text:p text:style-name="P1"><text:span text:style-name="T1">NI <text:s text:c="4"/>: não implementado</text:span></text:p>
              <text:p text:style-name="P1"><text:span text:style-name="T1">D* <text:s text:c="4"/>: descontinuado, a ser removido em versão futura</text:span></text:p>
              <text:p text:style-name="P1"><text:span text:style-name="T1">D <text:s text:c="5"/>: descontinuado (e removido)</text:span></text:p>
              <text:p text:style-name="P1"><text:span text:style-name="T1">&lt;vazio&gt;: não verificado</text:span></text:p>
              <text:p text:style-name="P1"><text:span text:style-name="T1">&lt;em negrito&gt;: verificações amostrais das funções semelhantes, ou não verificado, por operar adequadamente em versão anterior e não sofrer influência das últimas alterações</text:span></text:p>
            </office:annotation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21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 [SAORI-CEUN-IMT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aori-SHR: Consultar CEUN-IMT [SAORI-SHR-CEUN-IMT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Observação Importante! [SAORI-CEUN-IMT-OBS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 [SAORI-DISC-OFE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11">
          <table:covered-table-cell table:style-name="ce21"/>
          <table:covered-table-cell table:number-columns-repeated="2" table:style-name="ce4"/>
          <table:table-cell table:style-name="ce25" office:value-type="string">
            <text:p>Saori: Disciplinas Oferecidas em Todos os Anos</text:p>
            <text:p>[SAORI-DISC-OFER-ANOS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10">
          <table:covered-table-cell table:style-name="ce21"/>
          <table:covered-table-cell table:number-columns-repeated="2" table:style-name="ce4"/>
          <table:table-cell table:style-name="ce9" office:value-type="string">
            <text:p>Saori-SHR: Discs. Ministrs. Mas Não Ofers. no Ano-Sem</text:p>
            <text:p>[SAORI-DISC-NAO-OFER-ANO-SEM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17">
          <table:covered-table-cell table:style-name="ce21"/>
          <table:covered-table-cell table:number-columns-repeated="2" table:style-name="ce4"/>
          <table:table-cell table:style-name="ce9" office:value-type="string">
            <text:p>Saori-SHR: Discs. Ministrs. Mas Não Ofers. no Ano</text:p>
            <text:p>[SAORI-DISC-NAO-OFER-ANO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56">
            <text:p>Professores</text:p>
          </table:table-cell>
          <table:table-cell table:style-name="ce4" office:value-type="string" table:number-columns-spanned="1" table:number-rows-spanned="8">
            <text:p>Lista de Presença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 table:number-columns-spanned="1" table:number-rows-spanned="8">
            <text:p>Lista de Presença para o Dia Selecionado</text:p>
            <text:p>[LISTA-PRESENCA]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3" table:style-name="ce4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3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F.) (SP)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SP)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18">
          <table:covered-table-cell table:style-name="ce21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 [LISTA-DIA-COMPL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Dias em Quais o Professor Está na Escola</text:p>
            <text:p>[LISTA-DIA-PROF-ESCOL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19">
          <table:covered-table-cell table:style-name="ce21"/>
          <table:covered-table-cell table:number-columns-repeated="2" table:style-name="ce4"/>
          <table:table-cell table:style-name="ce9" office:value-type="string">
            <text:p>Horários dos Dias em Quais o Professor Está em Aula</text:p>
            <text:p>[LISTA-DIA-PROF-EM-AUL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22"/>
          <table:table-cell table:style-name="ce24" office:value-type="string" table:number-columns-spanned="1" table:number-rows-spanned="23">
            <text:p>PPC</text:p>
          </table:table-cell>
          <table:table-cell table:style-name="ce24" office:value-type="string" table:number-columns-spanned="1" table:number-rows-spanned="14">
            <text:p>Engenharia</text:p>
          </table:table-cell>
          <table:table-cell table:style-name="ce26" office:value-type="string">
            <text:p>AL [PPC-AL]</text:p>
          </table:table-cell>
          <table:table-cell table:number-columns-repeated="2" table:style-name="ce24" office:value-type="string">
            <text:p>-----</text:p>
          </table:table-cell>
          <table:table-cell table:style-name="ce38" office:value-type="string">
            <text:p>O*</text:p>
          </table:table-cell>
          <table:table-cell table:style-name="ce33" office:value-type="string">
            <text:p>Dados relativos aos projetos PAE agora são adequadamente exibidos. O mesmo ocorre para as demais habilitações.</text:p>
          </table:table-cell>
          <table:table-cell table:style-name="ce36" table:number-columns-repeated="1016"/>
        </table:table-row>
        <table:table-row table:style-name="ro12">
          <table:covered-table-cell table:style-name="ce22"/>
          <table:covered-table-cell table:number-columns-repeated="2" table:style-name="ce24"/>
          <table:table-cell table:style-name="ce26" office:value-type="string">
            <text:p>CA [PPC-CA]</text:p>
          </table:table-cell>
          <table:table-cell table:number-columns-repeated="2" table:style-name="ce24" office:value-type="string">
            <text:p>-----</text:p>
          </table:table-cell>
          <table:table-cell table:style-name="ce38" office:value-type="string">
            <text:p>O*</text:p>
          </table:table-cell>
          <table:table-cell table:style-name="ce33" office:value-type="string">
            <text:p>CA foi apontado para TR.EL e agora os professores-disciplinas são adequadamente relacionados. Entretanto, sob consulta em datas anteriores, enquanto CA pertencia ao TR.MC, nem todos os professors-disciplinas hão de ser relacionados.</text:p>
          </table:table-cell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CM [PPC-CM]</text:p>
          </table:table-cell>
          <table:table-cell table:number-columns-repeated="2" table:style-name="ce24" office:value-type="string">
            <text:p>-----</text:p>
          </table:table-cell>
          <table:table-cell table:style-name="ce38" office:value-type="string">
            <text:p>O*</text:p>
          </table:table-cell>
          <table:table-cell table:style-name="ce33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CV [PPC-CV]</text:p>
          </table:table-cell>
          <table:table-cell table:number-columns-repeated="2" table:style-name="ce24" office:value-type="string">
            <text:p>-----</text:p>
          </table:table-cell>
          <table:table-cell table:style-name="ce38" office:value-type="string">
            <text:p>O*</text:p>
          </table:table-cell>
          <table:table-cell table:style-name="ce33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EL [PPC- EL]</text:p>
          </table:table-cell>
          <table:table-cell table:number-columns-repeated="2" table:style-name="ce24" office:value-type="string">
            <text:p>-----</text:p>
          </table:table-cell>
          <table:table-cell table:style-name="ce38" office:value-type="string">
            <text:p>O*</text:p>
          </table:table-cell>
          <table:table-cell table:style-name="ce33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EN [PPC-EN]</text:p>
          </table:table-cell>
          <table:table-cell table:number-columns-repeated="2" table:style-name="ce24" office:value-type="string">
            <text:p>-----</text:p>
          </table:table-cell>
          <table:table-cell table:style-name="ce38" office:value-type="string">
            <text:p>O*</text:p>
          </table:table-cell>
          <table:table-cell table:style-name="ce33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MC [PPC-MC]</text:p>
          </table:table-cell>
          <table:table-cell table:number-columns-repeated="2" table:style-name="ce24" office:value-type="string">
            <text:p>-----</text:p>
          </table:table-cell>
          <table:table-cell table:style-name="ce38" office:value-type="string">
            <text:p>O*</text:p>
          </table:table-cell>
          <table:table-cell table:style-name="ce33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PM [PPC-PM]</text:p>
          </table:table-cell>
          <table:table-cell table:number-columns-repeated="2" table:style-name="ce24" office:value-type="string">
            <text:p>-----</text:p>
          </table:table-cell>
          <table:table-cell table:style-name="ce38" office:value-type="string">
            <text:p>O*</text:p>
          </table:table-cell>
          <table:table-cell table:style-name="ce33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QM<text:span text:style-name="T4"> [PPC-QM]</text:span></text:p>
          </table:table-cell>
          <table:table-cell table:number-columns-repeated="2" table:style-name="ce24" office:value-type="string">
            <text:p>-----</text:p>
          </table:table-cell>
          <table:table-cell table:style-name="ce38" office:value-type="string">
            <text:p>O*</text:p>
          </table:table-cell>
          <table:table-cell table:style-name="ce33"/>
          <table:table-cell table:style-name="ce36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C [PPC-TC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style-name="ce23"/>
          <table:covered-table-cell table:number-columns-repeated="2" table:style-name="ce5"/>
          <table:table-cell table:style-name="ce10" office:value-type="string">
            <text:p>CB-1º [PPC-CB-1]</text:p>
          </table:table-cell>
          <table:table-cell table:number-columns-repeated="2" table:style-name="ce5" office:value-type="string">
            <text:p>-----</text:p>
          </table:table-cell>
          <table:table-cell table:style-name="ce39" office:value-type="string">
            <text:p>O*</text:p>
          </table:table-cell>
          <table:table-cell table:style-name="ce35"/>
          <table:table-cell table:style-name="ce18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oda [PPC-TOD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I</text:p>
          </table:table-cell>
          <table:table-cell table:style-name="ce43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Incluir Ciclo Básico – 1º Ano [PPC-INCL-CB-1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Incluir Ciclo Básico – 2º Ano [PPC-INCL-CB-2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8">
          <table:covered-table-cell table:style-name="ce21"/>
          <table:covered-table-cell table:style-name="ce4"/>
          <table:table-cell table:style-name="ce6" office:value-type="string">
            <text:p>Design</text:p>
          </table:table-cell>
          <table:table-cell table:style-name="ce11" office:value-type="string">
            <text:p>Design <text:span text:style-name="T5">[PPC-DSG]</text:span></text:p>
          </table:table-cell>
          <table:table-cell table:number-columns-repeated="2" table:style-name="ce4" office:value-type="string">
            <text:p>-----</text:p>
          </table:table-cell>
          <table:table-cell table:style-name="ce3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19">
          <table:covered-table-cell table:style-name="ce23"/>
          <table:covered-table-cell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 [PPC-ADM]</text:p>
          </table:table-cell>
          <table:table-cell table:number-columns-repeated="2" table:style-name="ce5" office:value-type="string">
            <text:p>-----</text:p>
          </table:table-cell>
          <table:table-cell table:style-name="ce39" office:value-type="string">
            <text:p>O*</text:p>
          </table:table-cell>
          <table:table-cell table:style-name="ce35" office:value-type="string">
            <text:p>Total AD não contabilizado corretamente quando há aulas compartilhadas. P.e., Ricardo Balistiero, para ADM SCS. O mesmo deve ocorrer para os demais cursos.</text:p>
          </table:table-cell>
          <table:table-cell table:style-name="ce18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dministração São Paulo [PPC-ADM-SP]</text:p>
          </table:table-cell>
          <table:table-cell table:number-columns-repeated="2" table:style-name="ce4" office:value-type="string">
            <text:p>-----</text:p>
          </table:table-cell>
          <table:table-cell table:style-name="ce3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 [PPC-GAB]</text:p>
          </table:table-cell>
          <table:table-cell table:number-columns-repeated="2" table:style-name="ce4" office:value-type="string">
            <text:p>-----</text:p>
          </table:table-cell>
          <table:table-cell table:style-name="ce3" office:value-type="string">
            <text:p>O</text:p>
          </table:table-cell>
          <table:table-cell table:style-name="ce43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Gestão de Tecnologia da Informação [PPC-GTI]</text:p>
          </table:table-cell>
          <table:table-cell table:number-columns-repeated="2" table:style-name="ce4" office:value-type="string">
            <text:p>-----</text:p>
          </table:table-cell>
          <table:table-cell table:style-name="ce3" office:value-type="string">
            <text:p>O</text:p>
          </table:table-cell>
          <table:table-cell table:style-name="ce43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cessos Gerenciais [PPC-PRG]</text:p>
          </table:table-cell>
          <table:table-cell table:number-columns-repeated="2" table:style-name="ce4" office:value-type="string">
            <text:p>-----</text:p>
          </table:table-cell>
          <table:table-cell table:style-name="ce3" office:value-type="string">
            <text:p>O</text:p>
          </table:table-cell>
          <table:table-cell table:style-name="ce43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 [PPC-INCL-DP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10">
          <table:covered-table-cell table:style-name="ce21"/>
          <table:covered-table-cell table:number-columns-repeated="2" table:style-name="ce4"/>
          <table:table-cell table:style-name="ce9" office:value-type="string">
            <text:p>C [PPC-C]</text:p>
          </table:table-cell>
          <table:table-cell table:number-columns-repeated="2" table:style-name="ce4" office:value-type="string">
            <text:p>-----</text:p>
          </table:table-cell>
          <table:table-cell table:style-name="ce3" office:value-type="string">
            <text:p>I</text:p>
          </table:table-cell>
          <table:table-cell table:style-name="ce43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Exp. Excel. [PPC-EXP-EXCEL]</text:p>
          </table:table-cell>
          <table:table-cell table:number-columns-repeated="2" table:style-name="ce4" office:value-type="string">
            <text:p>-----</text:p>
          </table:table-cell>
          <table:table-cell table:style-name="ce3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 table:number-columns-spanned="1" table:number-rows-spanned="4">
            <text:p>Cargas Horári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 table:number-columns-spanned="1" table:number-rows-spanned="3">
            <text:p>Consultar Aulas [CH-CONS-AULAS]</text:p>
          </table:table-cell>
          <table:table-cell table:style-name="ce9" office:value-type="string" table:number-columns-spanned="1" table:number-rows-spanned="3">
            <text:p>Gerar Grade Horária dos Professores</text:p>
            <text:p>[GRADE-HOR-PROF]</text:p>
          </table:table-cell>
          <table:table-cell table:style-name="ce12" office:value-type="string">
            <text:p>Oficial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11">
          <table:covered-table-cell table:style-name="ce23"/>
          <table:covered-table-cell table:number-columns-repeated="2" table:style-name="ce5"/>
          <table:table-cell table:style-name="ce10" office:value-type="string">
            <text:p>Consultar CEUN-IMT [CH-CEUN-IMT]</text:p>
          </table:table-cell>
          <table:table-cell table:number-columns-repeated="2" table:style-name="ce5" office:value-type="string">
            <text:p>-----</text:p>
          </table:table-cell>
          <table:table-cell table:style-name="ce40" office:value-type="string">
            <text:p>O*</text:p>
          </table:table-cell>
          <table:table-cell table:style-name="ce35" office:value-type="string">
            <text:p>Colunas não utilizadas excluídas. Criadas colunas para PAE. <text:span text:style-name="T3">Rever cálculo de TotHaPG.</text:span></text:p>
          </table:table-cell>
          <table:table-cell table:style-name="ce18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 [LIC-PROF-TODAS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fessores de Licença [LIC-PROF-LIC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 [OR-PROF-GD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Com Mais de Uma Graduação [OR-PROF-GD-MAIS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s Pós-Graduações [OR-PROF-PG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 Pós-Graduação Maior [OR-PROF-PG-MAIO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Disciplinas Ministradas [OR-DISC-MINIST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Disciplinas Ministradas – Qtds [OR-DISC-MINISTR-QTDS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Habilitações dos Professores [OR-HAB-PROF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fessores das Habilitações [OR-PROF-HAB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20">
          <table:covered-table-cell table:style-name="ce21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 [CONV-PROF-NAO-REC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43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Listagem Completa das Convocações</text:p>
            <text:p>[CONV-LISTA-COMPL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43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Listagem Linear das Convocações</text:p>
            <text:p>[CONV-LISTA-LIN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43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Referência Cruzada das Convocações</text:p>
            <text:p>[CONV-LISTA-REFCRUZ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43"/>
          <table:table-cell table:style-name="ce12" table:number-columns-repeated="1016"/>
        </table:table-row>
        <table:table-row table:style-name="ro13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  <text:p>[CONV-TAXA-LIN-1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43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Taxa de Convocações – Linear – Método 2</text:p>
            <text:p>[CONV-TAXA-LIN-2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NI</text:p>
          </table:table-cell>
          <table:table-cell table:style-name="ce43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Taxa de Convocações – RefCruz – Métodos 1 e 2</text:p>
            <text:p>[CONV-TAXA-REFCRUZ-1-2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43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21">
          <table:covered-table-cell table:style-name="ce21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Folha de Registro de Aulas [PASTAS-REG-AULA]</text:p>
          </table:table-cell>
          <table:table-cell table:style-name="ce9" office:value-type="string">
            <text:p>Gerar Folha de Registro de Aula</text:p>
            <text:p>[PASTAS-REG-AULA-GERAR]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22">
          <table:table-cell table:style-name="ce22" office:value-type="string">
            <text:p>Alunos</text:p>
          </table:table-cell>
          <table:table-cell table:style-name="ce24" office:value-type="string">
            <text:p>Localização de Professores</text:p>
          </table:table-cell>
          <table:table-cell table:style-name="ce24" office:value-type="string">
            <text:p>-----</text:p>
          </table:table-cell>
          <table:table-cell table:style-name="ce26" office:value-type="string">
            <text:p>Localizar Professores [LOCALIZAR-PROF]</text:p>
          </table:table-cell>
          <table:table-cell table:number-columns-repeated="2" table:style-name="ce24" office:value-type="string">
            <text:p>-----</text:p>
          </table:table-cell>
          <table:table-cell table:style-name="ce41" office:value-type="string">
            <text:p>O</text:p>
          </table:table-cell>
          <table:table-cell table:style-name="ce33" office:value-type="string">
            <text:p>Problema anteriormente reportado de lentidão foi solucionado.</text:p>
          </table:table-cell>
          <table:table-cell table:style-name="ce36" table:number-columns-repeated="1016"/>
        </table:table-row>
        <table:table-row table:style-name="ro23">
          <table:table-cell table:style-name="ce21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 [SALAS-MAPA-OCUP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Blocos A a H</text:p>
            <text:p>[SALAS-MAPA-OCUP-MODIF-A-H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Blocos I a U</text:p>
            <text:p>[SALAS-MAPA-OCUP-MODIF-I-U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Salas de Teoria</text:p>
            <text:p>[SALAS-MAPA-OCUP-MODIF-TEORI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23">
          <table:covered-table-cell table:style-name="ce21"/>
          <table:covered-table-cell table:number-columns-repeated="2" table:style-name="ce4"/>
          <table:table-cell table:style-name="ce9" office:value-type="string">
            <text:p>Taxa de Ocupação [SALAS-TAXA-OCUP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Janela <text:span text:style-name="T2">Pop-up</text:span> - Mapa de Ocupação</text:p>
            <text:p>[SALAS-MAPA-OCUP-POP-UP]</text:p>
          </table:table-cell>
          <table:table-cell table:number-columns-repeated="2" table:style-name="ce4" office:value-type="string">
            <text:p>-----</text:p>
          </table:table-cell>
          <table:table-cell table:style-name="ce3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  <text:p>[SALAS-DISP-DIA-HO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 [SUPERPOS-AUL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uperposições de Professor [SUPERPOS-PROF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uperposições de Sala [SUPERPOS-SAL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1">
            <text:p>Encontrar Todas as Violações das Restrições</text:p>
            <text:p>[VIOLACOES]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D</text:p>
          </table:table-cell>
          <table:table-cell table:style-name="ce43" office:value-type="string">
            <text:p>Descontinuado, pois presume-se que todo TI cumpre 40 h.a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13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Diferença QtdHa Semestres Consecutivos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 office:value-type="string">
            <text:p>Agora a diferença exibida é em relação a semestres consecutivos, ao invés de anos consecutivos.</text:p>
          </table:table-cell>
          <table:table-cell table:style-name="ce12" table:number-columns-repeated="1016"/>
        </table:table-row>
        <table:table-row table:style-name="ro13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Redução QtdHa Semestres Consecutivos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 office:value-type="string">
            <text:p>Agora a diferença exibida é em relação a semestres consecutivos, ao invés de anos consecutivos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 [INDEF-PROF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ulas com Salas Indefinidas [INDEF-SAL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 [TAB-HOR-SIMPLES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abela Horário Expandida [TAB-HOR-EXPAND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6" office:value-type="string">
            <text:p>D</text:p>
          </table:table-cell>
          <table:table-cell table:style-name="ce43" office:value-type="string">
            <text:p>Este recurso não será, por ora, implementado.</text:p>
          </table:table-cell>
          <table:table-cell table:style-name="ce12" table:number-columns-repeated="1016"/>
        </table:table-row>
        <table:table-row table:style-name="ro24">
          <table:table-cell table:style-name="ce21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 [DISC-MINIST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25">
          <table:table-cell table:style-name="ce21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 [CEUN-ESTAT-PROF-ALUNO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43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26">
          <table:table-cell table:style-name="ce21" office:value-type="string" table:number-columns-spanned="1" table:number-rows-spanned="2">
            <text:p>CPA</text:p>
          </table:table-cell>
          <table:table-cell table:style-name="ce4" office:value-type="string" table:number-columns-spanned="1" table:number-rows-spanned="2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 [CPA-ESTAT-PROF-CURSO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26">
          <table:covered-table-cell table:style-name="ce21"/>
          <table:covered-table-cell table:style-name="ce4"/>
          <table:table-cell table:style-name="ce4" office:value-type="string">
            <text:p>-----</text:p>
          </table:table-cell>
          <table:table-cell table:style-name="ce9" office:value-type="string">
            <text:p>CPA: Aluno x Professor [CPA-ESTAT-ALUNO-PROF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4" office:value-type="string">
            <text:p>Recurso novo.</text:p>
          </table:table-cell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 [CADAST-PROF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D*</text:p>
          </table:table-cell>
          <table:table-cell table:style-name="ce43" office:value-type="string">
            <text:p>Os professores vinculados à instituição são extraídos do Saori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ós-Graduações dos Professores [CADAST-PG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icenças dos Professores [CADAST-LIC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D*</text:p>
          </table:table-cell>
          <table:table-cell table:style-name="ce43" office:value-type="string">
            <text:p>Os professores vinculados à instituição são extraídos do Saori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ançar ATO [CADAST-ATO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ançar TCC [CADAST-TCC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  <text:p>[CADAST-VERIF-ATUALIZAR-TP-H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21">
          <table:covered-table-cell table:style-name="ce21"/>
          <table:covered-table-cell table:number-columns-repeated="2" table:style-name="ce4"/>
          <table:table-cell table:style-name="ce9" office:value-type="string">
            <text:p>Executar as Atualizações – Critério Padrão</text:p>
            <text:p>[CADAST-EXEC-ATUALIZAR-TP-HR-PADRAO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D*</text:p>
          </table:table-cell>
          <table:table-cell table:style-name="ce43" office:value-type="string">
            <text:p>Os dados são obtidos do Saori e não serão alterados por esta função. Por isso, ela foi descontinuada.</text:p>
          </table:table-cell>
          <table:table-cell table:style-name="ce12" table:number-columns-repeated="1016"/>
        </table:table-row>
        <table:table-row table:style-name="ro21">
          <table:covered-table-cell table:style-name="ce21"/>
          <table:covered-table-cell table:number-columns-repeated="2" table:style-name="ce4"/>
          <table:table-cell table:style-name="ce9" office:value-type="string">
            <text:p>Executar as Atualizações – Critério CEUN</text:p>
            <text:p>[CADAST-EXEC-ATUALIZAR-TP-HR-CEUN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D*</text:p>
          </table:table-cell>
          <table:table-cell table:style-name="ce43" office:value-type="string">
            <text:p>Os dados são obtidos do Saori e não serão alterados por esta função. Por isso, ela foi descontinuada.</text:p>
          </table:table-cell>
          <table:table-cell table:style-name="ce12" table:number-columns-repeated="1016"/>
        </table:table-row>
        <table:table-row table:style-name="ro21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 table:number-columns-spanned="1" table:number-rows-spanned="4">
            <text:p>Gerenciamento – Comutar entre BD Local e Remoto</text:p>
            <text:p>[COMUT-BD]</text:p>
          </table:table-cell>
          <table:table-cell table:style-name="ce9" office:value-type="string">
            <text:p>Banco Local [COMUT-BD-LOC]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I</text:p>
          </table:table-cell>
          <table:table-cell table:style-name="ce43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  <text:p>[COMUT-BD-DEP]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  <text:p>[COMUT-BD-REST]</text:p>
          </table:table-cell>
          <table:table-cell table:style-name="ce4" office:value-type="string">
            <text:p>-----</text:p>
          </table:table-cell>
          <table:table-cell table:style-name="ce3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  <text:p>[COMUT-BD-OFIC]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Autenticação [AUTENT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Novidades da Versão! [NOVIDADES-VERSAO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Sobre [SOBRE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Sair [SAI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43"/>
          <table:table-cell table:style-name="ce12" table:number-columns-repeated="1016"/>
        </table:table-row>
        <table:table-row table:style-name="ro2">
          <table:table-cell table:number-columns-repeated="1024"/>
        </table:table-row>
        <table:table-row table:style-name="ro27">
          <table:table-cell table:style-name="ce19" office:value-type="string" table:number-columns-spanned="8" table:number-rows-spanned="1">
            <text:p>Outras Observações:</text:p>
            <text:p><text:s text:c="3"/>* Disciplinas <text:span text:style-name="T4">aponta para Saori.</text:span></text:p>
            <text:p><text:span text:style-name="T4"><text:s text:c="3"/></text:span><text:span text:style-name="T4">* </text:span><text:span text:style-name="T3">Professores</text:span><text:span text:style-name="T4"> aponta para Saori.</text:span></text:p>
            <text:p><text:span text:style-name="T4"><text:s text:c="3"/></text:span><text:span text:style-name="T4">* Licenças obtidas do Saori.</text:span></text:p>
            <text:p><text:span text:style-name="T4"><text:s text:c="3"/></text:span><text:span text:style-name="T4">* Titulações PG parcialmente obtidas do Saori.</text:span></text:p>
            <text:p><text:span text:style-name="T4"><text:s text:c="3"/></text:span><text:span text:style-name="T4">* Coleta de estatísticas.</text:span></text:p>
          </table:table-cell>
          <table:covered-table-cell/>
          <table:covered-table-cell table:style-name="ce20"/>
          <table:covered-table-cell table:number-columns-repeated="5"/>
          <table:table-cell table:number-columns-repeated="1016"/>
        </table:table-row>
        <table:table-row table:style-name="ro2" table:number-rows-repeated="6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10484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0/00/0000</text:date>, <text:time style:data-style-name="N2" text:time-value="0000-00-00T13:12:41.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55:55.10</meta:creation-date>
    <meta:generator>LibreOffice/4.0.3.3$Windows_x86 LibreOffice_project/0eaa50a932c8f2199a615e1eb30f7ac74279539</meta:generator>
    <dc:date>2015-05-21T13:15:06.69</dc:date>
    <meta:editing-duration>P32DT11H25M4S</meta:editing-duration>
    <meta:editing-cycles>78</meta:editing-cycles>
    <meta:document-statistic meta:table-count="4" meta:cell-count="2018" meta:object-count="0"/>
  </office:meta>
</office:document-meta>
</file>